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User Story 2</text:p>
      <text:p text:style-name="Standard">„Anmeldung zusätzlicher Fahrzeuge“</text:p>
      <text:p text:style-name="Standard"/>
      <text:p text:style-name="Standard">Ein schon angemeldeter LKW-Fahrer ist in der Lage zusätzliche Fahrzeuge hinzufügen bzw. aus dem System zu löschen. Dazu geht er auf die Homepage und über ein Link auf spezielle Seite.</text:p>
      <text:p text:style-name="Standard"/>
      <text:p text:style-name="Standard">Seine Fahrzeuge können gleichzeitig fahren und werden alle im System berücksichtigt.</text:p>
      <text:p text:style-name="Standard"/>
      <text:p text:style-name="Standard">Für je zusätzliches Fahrzeug sind folgende Felder auszufüllen:</text:p>
      <text:list xml:id="list1282091666" text:style-name="L1">
        <text:list-item>
          <text:p text:style-name="P1">LKW-Modell</text:p>
        </text:list-item>
        <text:list-item>
          <text:p text:style-name="P1">Fahrzeugnummer</text:p>
        </text:list-item>
        <text:list-item>
          <text:p text:style-name="P1">Max. Volumen in Euro-Paletten (und <text:s/>(optional) in m^3)</text:p>
        </text:list-item>
        <text:list-item>
          <text:p text:style-name="P1">Preis pro km (optional)</text:p>
        </text:list-item>
        <text:list-item>
          <text:p text:style-name="P1">Preis pro Stunde Wartezeit (optional)</text:p>
        </text:list-item>
        <text:list-item>
          <text:p text:style-name="P1">Handy-Nummer</text:p>
        </text:list-item>
        <text:list-item>
          <text:p text:style-name="P1">Email (optional)</text:p>
        </text:list-item>
        <text:list-item>
          <text:p text:style-name="P1">Postleitzahl seiner Home-Station (dies ist notwendig, damit das System die Auftragsvergabe so optimieren kann, dass der Fahrer möglichst für Rückweg Aufträge erhält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r.H </meta:initial-creator>
    <meta:creation-date>2012-01-05T17:40:12</meta:creation-date>
    <dc:date>2012-01-09T10:59:39</dc:date>
    <dc:creator>Mr.H </dc:creator>
    <meta:editing-duration>PT00H10M32S</meta:editing-duration>
    <meta:editing-cycles>4</meta:editing-cycles>
    <meta:generator>OpenOffice.org/3.2$Linux OpenOffice.org_project/320m12$Build-9483</meta:generator>
    <meta:document-statistic meta:table-count="0" meta:image-count="0" meta:object-count="0" meta:page-count="1" meta:paragraph-count="13" meta:word-count="108" meta:character-count="714"/>
  </office:meta>
</office:document-meta>
</file>